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8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8.00pt" fo:font-weight="normal" fo:font-family="'Liberation Serif'" style:font-family-asian="'Liberation Serif'" style:font-family-complex="'Liberation Serif'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fo:color="#0366d6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fo:color="#586069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126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4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  <style:tab-stop style:position="1620.20pt"/>
        </style:tab-stops>
      </style:paragraph-properties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  <style:tab-stop style:position="1620.2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50.00%" fo:text-align="left"/>
    </style:style>
    <style:style style:name="P31" style:family="paragraph">
      <style:paragraph-properties fo:line-height="150.00%" fo:text-align="center"/>
    </style:style>
    <style:style style:name="P32" style:family="paragraph">
      <style:paragraph-properties fo:line-height="150.00%" fo:text-align="left">
        <style:tab-stops>
          <style:tab-stop style:position="350.40pt"/>
        </style:tab-stops>
      </style:paragraph-properties>
    </style:style>
    <style:style style:name="P33" style:family="paragraph">
      <style:paragraph-properties fo:line-height="150.00%" fo:text-align="left"/>
    </style:style>
    <style:style style:name="P34" style:family="paragraph">
      <style:paragraph-properties fo:line-height="150.00%" fo:text-align="center"/>
    </style:style>
    <style:style style:name="TableColumn0100" style:family="table-column">
      <style:table-column-properties style:column-width="1.177083in"/>
    </style:style>
    <style:style style:name="TableColumn0101" style:family="table-column">
      <style:table-column-properties style:column-width="4.062500in"/>
    </style:style>
    <style:style style:name="TableColumn0102" style:family="table-column">
      <style:table-column-properties style:column-width="1.020833in"/>
    </style:style>
    <style:style style:name="TableColumn0103" style:family="table-column">
      <style:table-column-properties style:column-width="1.020833in"/>
    </style:style>
    <style:style style:name="Table01" style:family="table">
      <style:table-properties style:width="7.281250in" fo:margin-left="0.000000in" style:writing-mode="lr" table:align="left" style:may-break-between-rows="true"/>
    </style:style>
    <style:style style:name="TableRow0100" style:family="table-row">
      <style:table-row-properties style:min-row-height="0.191667in"/>
    </style:style>
    <style:style style:name="TableCell0100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0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002" style:family="table-cell">
      <style:table-cell-properties fo:border-top="0.008333in solid #80808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195833in"/>
    </style:style>
    <style:style style:name="TableCell0101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2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3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Row0102" style:family="table-row">
      <style:table-row-properties style:min-row-height="0.309722in"/>
    </style:style>
    <style:style style:name="TableCell0102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201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202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0.859028in"/>
    </style:style>
    <style:style style:name="TableColumn0201" style:family="table-column">
      <style:table-column-properties style:column-width="1.063194in"/>
    </style:style>
    <style:style style:name="TableColumn0202" style:family="table-column">
      <style:table-column-properties style:column-width="1.593750in"/>
    </style:style>
    <style:style style:name="TableColumn0203" style:family="table-column">
      <style:table-column-properties style:column-width="1.110417in"/>
    </style:style>
    <style:style style:name="TableColumn0204" style:family="table-column">
      <style:table-column-properties style:column-width="1.131250in"/>
    </style:style>
    <style:style style:name="TableColumn0205" style:family="table-column">
      <style:table-column-properties style:column-width="1.160417in"/>
    </style:style>
    <style:style style:name="Table02" style:family="table">
      <style:table-properties style:width="6.918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rows-spanned="3">
            <text:p text:style-name="P2"><draw:frame text:anchor-type="as-char" svg:width="21.43mm" svg:height="17.20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 table:number-rows-spanned="2">
            <text:p text:style-name="P2"><text:span text:style-name="T2">Control de versión Investigación de Tecnologías</text:span><text:span text:style-name="T3"/></text:p>
          </table:table-cell>
          <table:table-cell table:style-name="TableCell010002" table:number-columns-spanned="2">
            <text:p text:style-name="P2"><text:span text:style-name="T4">FCV DIT</text:span><text:span text:style-name="T5"/></text:p>
          </table:table-cell>
          <table:covered-table-cell/>
        </table:table-row>
        <table:table-row table:style-name="TableRow0101">
          <table:covered-table-cell>
            <text:p text:style-name="P5"><text:span text:style-name="T5"><text:s/></text:span></text:p>
          </table:covered-table-cell>
          <table:covered-table-cell>
            <text:p text:style-name="P5"><text:span text:style-name="T5"><text:s/></text:span></text:p>
          </table:covered-table-cell>
          <table:table-cell table:style-name="TableCell010102">
            <text:p text:style-name="P6"><text:span text:style-name="T6">Versión: 0</text:span><text:span text:style-name="T7"/></text:p>
          </table:table-cell>
          <table:table-cell table:style-name="TableCell010103">
            <text:p text:style-name="P6"><text:span text:style-name="T8">R-DIT_INST - 001</text:span><text:span text:style-name="T9"/></text:p>
          </table:table-cell>
        </table:table-row>
        <table:table-row table:style-name="TableRow0102">
          <table:covered-table-cell>
            <text:p text:style-name="P9"><text:span text:style-name="T9"><text:s/></text:span></text:p>
          </table:covered-table-cell>
          <table:table-cell table:style-name="TableCell010201">
            <text:p text:style-name="P10"><text:span text:style-name="T10">PROCESO:<text:s/></text:span><text:span text:style-name="T11">DIT - Investigaciones</text:span><text:span text:style-name="T12"/></text:p>
          </table:table-cell>
          <table:table-cell table:style-name="TableCell010202" table:number-columns-spanned="2">
            <text:p text:style-name="P10"><text:span text:style-name="T13">Página 1 de 1</text:span><text:span text:style-name="T14"/></text:p>
          </table:table-cell>
          <table:covered-table-cell/>
        </table:table-row>
      </table:table>
      <text:p text:style-name="P12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5"><text:span text:style-name="T15">Aplicativo:</text:span><text:span text:style-name="T16"/></text:p>
          </table:table-cell>
          <table:table-cell table:style-name="TableCell020001">
            <text:p text:style-name="P15"><text:span text:style-name="T17">Librería Sensor Proximidad</text:span><text:span text:style-name="T18"/></text:p>
          </table:table-cell>
          <table:table-cell table:style-name="TableCell020002">
            <text:p text:style-name="P15"><text:span text:style-name="T19">Versión:</text:span><text:span text:style-name="T20"/></text:p>
          </table:table-cell>
          <table:table-cell table:style-name="TableCell020003">
            <text:p text:style-name="P15"><text:span text:style-name="T21">1.0</text:span><text:span text:style-name="T22"/></text:p>
          </table:table-cell>
          <table:table-cell table:style-name="TableCell020004">
            <text:p text:style-name="P15"><text:span text:style-name="T23">Fecha:</text:span><text:span text:style-name="T24"/></text:p>
          </table:table-cell>
          <table:table-cell table:style-name="TableCell020005">
            <text:p text:style-name="P15"><text:span text:style-name="T25">31/03/2020</text:span><text:span text:style-name="T26"/></text:p>
          </table:table-cell>
        </table:table-row>
        <table:table-row table:style-name="TableRow0201">
          <table:table-cell table:style-name="TableCell020100" table:number-columns-spanned="2">
            <text:p text:style-name="P18"><text:span text:style-name="T27">Nombre del archivo fuente:</text:span><text:span text:style-name="T28"/></text:p>
          </table:table-cell>
          <table:covered-table-cell/>
          <table:table-cell table:style-name="TableCell020102" table:number-columns-spanned="4">
            <text:p text:style-name="P18"><text:span text:style-name="T29">ScanHSBFCV</text:span><text:span text:style-name="T30"/></text:p>
          </table:table-cell>
          <table:covered-table-cell/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20"><text:span text:style-name="T31">Ruta archivo fuente:</text:span><text:span text:style-name="T32"/></text:p>
          </table:table-cell>
          <table:covered-table-cell/>
          <table:table-cell table:style-name="TableCell020202" table:number-columns-spanned="4">
            <text:p text:style-name="P20"><text:a xlink:href="https://github.com/wisrovi/Hospital-smart-bracelet"><text:span text:style-name="T34">Hospital-smart-bracelet</text:span></text:a><text:span text:style-name="T35">/</text:span><text:a xlink:href="https://github.com/wisrovi/Hospital-smart-bracelet/tree/master/Baliza"><text:span text:style-name="T37">Baliza</text:span></text:a><text:span text:style-name="T38">/</text:span><text:a xlink:href="https://github.com/wisrovi/Hospital-smart-bracelet/tree/master/Baliza/Librerias Arduino"><text:span text:style-name="T40">Arduino</text:span></text:a><text:span text:style-name="T41">/librerias/</text:span><text:span text:style-name="T42">ScanHSBFCV</text:span><text:span text:style-name="T43">/</text:span><text:span text:style-name="T44"/></text:p>
          </table:table-cell>
          <table:covered-table-cell/>
          <table:covered-table-cell/>
          <table:covered-table-cell/>
        </table:table-row>
        <table:table-row table:style-name="TableRow0203">
          <table:table-cell table:style-name="TableCell020300" table:number-columns-spanned="2">
            <text:p text:style-name="P22"><text:span text:style-name="T45">Realizado por:</text:span><text:span text:style-name="T46"/></text:p>
          </table:table-cell>
          <table:covered-table-cell/>
          <table:table-cell table:style-name="TableCell020302" table:number-columns-spanned="4">
            <text:p text:style-name="P22"><text:span text:style-name="T47">Yhon edinson tolosa reyes</text:span><text:span text:style-name="T48"/></text:p>
          </table:table-cell>
          <table:covered-table-cell/>
          <table:covered-table-cell/>
          <table:covered-table-cell/>
        </table:table-row>
        <table:table-row table:style-name="TableRow0204">
          <table:table-cell table:style-name="TableCell020400" table:number-columns-spanned="2">
            <text:p text:style-name="P24"><text:span text:style-name="T49">Resumen versión:</text:span><text:span text:style-name="T50"/></text:p>
          </table:table-cell>
          <table:covered-table-cell/>
          <table:table-cell table:style-name="TableCell020402" table:number-columns-spanned="4">
            <text:p text:style-name="P24"><text:span text:style-name="T50"/></text:p>
            <text:p text:style-name="P24"><text:span text:style-name="T51">Creación de la librería Arduino<text:s/></text:span><text:span text:style-name="T52">ScanHSBFCV</text:span><text:span text:style-name="T53">. Esta librería se creó para la detectar Y realizar scan de las manillas enviando la informarcion a un servidor por metodo post utilizando el microcontrolador ESP32s</text:span></text:p>
            <text:p text:style-name="P24"><text:span text:style-name="T54"/></text:p>
            <text:p text:style-name="P24"><text:span text:style-name="T55">En el archivo<text:s/></text:span><text:span text:style-name="T56">ScanHSBFCV</text:span></text:p>
            <text:p text:style-name="P24"><text:span text:style-name="T56"/></text:p>
            <text:p text:style-name="P24"><text:span text:style-name="T56">ScanHSBFCV</text:span><text:span text:style-name="T57">.cpp</text:span><text:span text:style-name="T58"><text:s/>está la programación con las funciones que permiten definir la lectura de las manillas que se encuentren activas.</text:span></text:p>
            <text:p text:style-name="P24"><text:span text:style-name="T59"/></text:p>
            <text:p text:style-name="P24"><text:span text:style-name="T60">Librerías Externas:</text:span></text:p>
            <text:p text:style-name="P24"><text:span text:style-name="T61"/></text:p>
            <text:p text:style-name="P24"><text:span text:style-name="T62">#include &lt;HTTPClient.h&gt;</text:span></text:p>
            <text:p text:style-name="P24"><text:span text:style-name="T62">#include &lt;WiFi.h&gt;</text:span></text:p>
            <text:p text:style-name="P24"><text:span text:style-name="T62">#include &lt;DNSServer.h&gt;</text:span></text:p>
            <text:p text:style-name="P24"><text:span text:style-name="T62">#include &lt;WebServer.h&gt;</text:span></text:p>
            <text:p text:style-name="P24"><text:span text:style-name="T62">#include &lt;WiFiManager.h&gt;</text:span></text:p>
            <text:p text:style-name="P24"><text:span text:style-name="T62">#include &lt;Hash.h&gt;</text:span></text:p>
            <text:p text:style-name="P24"><text:span text:style-name="T62">#include &lt;AsyncTCP.h&gt;</text:span></text:p>
            <text:p text:style-name="P24"><text:span text:style-name="T62">#include &lt;ESPAsyncWebServer.h&gt;</text:span></text:p>
            <text:p text:style-name="P24"><text:span text:style-name="T62">#include &lt;AsyncElegantOTA.h&gt;</text:span></text:p>
            <text:p text:style-name="P24"><text:span text:style-name="T62">#include "BalizaHSBFCV.h"</text:span></text:p>
            <text:p text:style-name="P24"><text:span text:style-name="T62">#include "base64.h"</text:span></text:p>
            <text:p text:style-name="P24"><text:span text:style-name="T62">#include "Arduino.h"</text:span></text:p>
            <text:p text:style-name="P24"><text:span text:style-name="T63"/></text:p>
            <text:p text:style-name="P24"><text:span text:style-name="T64">Variables:</text:span></text:p>
            <text:p text:style-name="P24"><text:span text:style-name="T65"/></text:p>
            <text:p text:style-name="P24"><text:span text:style-name="T65"/></text:p>
            <text:p text:style-name="P24"><text:span text:style-name="T66">Funciones:</text:span></text:p>
            <text:p text:style-name="P24"><text:span text:style-name="T67"/></text:p>
            <text:p text:style-name="P24"><text:span text:style-name="T67"/></text:p>
            <text:p text:style-name="P24"><text:span text:style-name="T67"/></text:p>
            <text:p text:style-name="P24"><text:span text:style-name="T67"/></text:p>
            <text:p text:style-name="P24"><text:span text:style-name="T68">En el archivo<text:s/></text:span><text:span text:style-name="T69">BalizaHSBFCV.h</text:span><text:span text:style-name="T70"><text:s/>se establecen las variables públicas y privadas de la librería.</text:span></text:p>
            <text:p text:style-name="P24"><text:span text:style-name="T71"/></text:p>
            <text:p text:style-name="P24"><text:span text:style-name="T72">public:</text:span></text:p>
            <text:p text:style-name="P24"><text:span text:style-name="T73"/></text:p>
            <text:p text:style-name="P24"><text:span text:style-name="T74"><text:s text:c="4"/>void enviarMensajePost();</text:span></text:p>
            <text:p text:style-name="P24"><text:span text:style-name="T74"><text:s text:c="4"/>void InitSystem();</text:span></text:p>
            <text:p text:style-name="P24"><text:span text:style-name="T74"><text:s text:c="4"/>String OTA();</text:span></text:p>
            <text:p text:style-name="P24"><text:span text:style-name="T75"/></text:p>
            <text:p text:style-name="P24"><text:span text:style-name="T75"/></text:p>
            <text:p text:style-name="P24"><text:span text:style-name="T76">En el archivo<text:s/></text:span><text:span text:style-name="T77">Scan_HSB_FCV.ino</text:span><text:span text:style-name="T78"><text:s/>es el archivo principal donde se trabajan los archivos .cpp y .h creados anteriormente.</text:span></text:p>
            <text:p text:style-name="P24"><text:span text:style-name="T79"/></text:p>
            <text:p text:style-name="P24"><text:span text:style-name="T80">Librerías:</text:span></text:p>
            <text:p text:style-name="P24"><text:span text:style-name="T81"/></text:p>
            <text:p text:style-name="P24"><text:span text:style-name="T81"/></text:p>
            <text:p text:style-name="P24"><text:span text:style-name="T82">Variables:</text:span></text:p>
            <text:p text:style-name="P24"><text:span text:style-name="T83"/></text:p>
            <text:p text:style-name="P24"><text:span text:style-name="T83"/></text:p>
            <text:p text:style-name="P24"><text:span text:style-name="T84">Constructor:</text:span></text:p>
            <text:p text:style-name="P24"><text:span text:style-name="T85"/></text:p>
            <text:p text:style-name="P24"><text:span text:style-name="T86">ScanHSBFCV scanhsbfcv;</text:span></text:p>
            <text:p text:style-name="P24"><text:span text:style-name="T87"/></text:p>
            <text:p text:style-name="P24"><text:span text:style-name="T88">Funciones:</text:span></text:p>
            <text:p text:style-name="P24"><text:span text:style-name="T89"/></text:p>
            <text:p text:style-name="P24"><text:span text:style-name="T90">void setup():</text:span></text:p>
            <text:p text:style-name="P24"><text:span text:style-name="T91"/></text:p>
            <text:p text:style-name="P24"><text:span text:style-name="T91"/></text:p>
            <text:p text:style-name="P24"><text:span text:style-name="T91"/></text:p>
            <text:p text:style-name="P24"><text:span text:style-name="T92">void loop(): </text:span></text:p>
            <text:p text:style-name="P24"><text:span text:style-name="T93"/></text:p>
            <text:p text:style-name="P24"><text:span text:style-name="T93"/></text:p>
            <text:p text:style-name="P24"><text:span text:style-name="T93"/></text:p>
            <text:p text:style-name="P24"><text:span text:style-name="T94">El archivo<text:s/></text:span><text:span text:style-name="T95">keywords.txt</text:span><text:span text:style-name="T96"><text:s/>define el color de las variables de la siguiente forma:</text:span></text:p>
            <text:p text:style-name="P24"><text:span text:style-name="T97"/></text:p>
            <text:p text:style-name="P24"><text:span text:style-name="T98"/></text:p>
            <text:p text:style-name="P24"><text:span text:style-name="T98">ScanHSBFCV<text:tab/>KEYWORD1</text:span></text:p>
            <text:p text:style-name="P24"><text:span text:style-name="T98">enviarMensajePost KEYWORD2</text:span></text:p>
            <text:p text:style-name="P24"><text:span text:style-name="T98">InitSystem KEYWORD2</text:span></text:p>
            <text:p text:style-name="P24"><text:span text:style-name="T98">OTA KEYWORD2</text:span></text:p>
            <text:p text:style-name="P24"><text:span text:style-name="T99"/></text:p>
            <text:p text:style-name="P24"><text:span text:style-name="T100">El archivo<text:s/></text:span><text:span text:style-name="T101">library.properties </text:span></text:p>
            <text:p text:style-name="P24"><text:span text:style-name="T102"><text:s text:c="4"/></text:span></text:p>
            <text:p text:style-name="P24"><text:span text:style-name="T103">name=ScanHSBFCV</text:span></text:p>
            <text:p text:style-name="P24"><text:span text:style-name="T103">version=1.0</text:span></text:p>
            <text:p text:style-name="P24"><text:span text:style-name="T103">author=FCV</text:span></text:p>
            <text:p text:style-name="P24"><text:span text:style-name="T103">maintainer=FCV</text:span></text:p>
            <text:p text:style-name="P24"><text:span text:style-name="T103">sentence=library for Scan iBeacon with BLE HM10</text:span></text:p>
            <text:p text:style-name="P24"><text:span text:style-name="T103">paragraph=library for Scan iBeacon with BLE HM10</text:span></text:p>
            <text:p text:style-name="P24"><text:span text:style-name="T103">category=Comunication</text:span></text:p>
            <text:p text:style-name="P24"><text:span text:style-name="T103">url=www.fcv.org</text:span></text:p>
            <text:p text:style-name="P24"><text:span text:style-name="T103">architectures=*</text:span></text:p>
            <text:p text:style-name="P24"><text:span text:style-name="T103">depends=Arduino.h, HTTPClient.h, WiFi.h, DNSServer.h, WebServer.h, WiFiManager.h, Hash.h, AsyncTCP.h, ESPAsyncWebServer.h, AsyncElegantOTA.h, BalizaHSBFCV.h, base64.h</text:span></text:p>
            <text:p text:style-name="P24"><text:span text:style-name="T104"/></text:p>
            <text:p text:style-name="P24"><text:span text:style-name="T105">El archivo<text:s/></text:span><text:span text:style-name="T106">README.md<text:s/></text:span><text:span text:style-name="T107">establece la compatibilidad de la librería con el microcontroladorESP32s</text:span></text:p>
            <text:p text:style-name="P24"><text:span text:style-name="T108"/></text:p>
            <text:p text:style-name="P24"><text:span text:style-name="T109">La librería se encuentra comprimida en un archivo .zip con todos los archivos mencionados anteriormente. Adicional se adjunta código SHA1 para la comprobación de los archivos adjuntos en el paquete .zip:</text:span></text:p>
            <text:p text:style-name="P24"><text:span text:style-name="T110"/></text:p>
            <text:p text:style-name="P24"><text:span text:style-name="T111">Código SHA1</text:span></text:p>
            <text:p text:style-name="P24"><text:span text:style-name="T112">2b26bb7aacff04a69b91d894650e6c8455ddd139</text:span></text:p>
            <text:p text:style-name="P24"><text:span text:style-name="T113"/></text:p>
            <text:p text:style-name="P24"><text:span text:style-name="T114">URL de la página SHA1</text:span></text:p>
            <text:p text:style-name="P24"><text:a xlink:href="https://emn178.github.io/online-tools/sha1_checksum.html"><text:span text:style-name="T115">https://emn178.github.io/online-tools/sha1_checksum.html</text:span></text:a><text:span text:style-name="T116"/></text:p>
            <text:p text:style-name="P24"><text:span text:style-name="T117"/></text:p>
            <text:p text:style-name="P24"><text:span text:style-name="T117"/></text:p>
          </table:table-cell>
          <table:covered-table-cell/>
          <table:covered-table-cell/>
          <table:covered-table-cell/>
        </table:table-row>
        <table:table-row table:style-name="TableRow0205">
          <table:table-cell table:style-name="TableCell020500" table:number-columns-spanned="2">
            <text:p text:style-name="P26"><text:span text:style-name="T118">Archivos modificados:</text:span><text:span text:style-name="T119"/></text:p>
          </table:table-cell>
          <table:covered-table-cell/>
          <table:table-cell table:style-name="TableCell020502" table:number-columns-spanned="4">
            <text:p text:style-name="P26"><text:span text:style-name="T120">N.A.</text:span><text:span text:style-name="T121"/></text:p>
          </table:table-cell>
          <table:covered-table-cell/>
          <table:covered-table-cell/>
          <table:covered-table-cell/>
        </table:table-row>
      </table:table>
      <text:p text:style-name="P28"><text:span text:style-name="T121"/></text:p>
      <text:p text:style-name="P28"><text:span text:style-name="T121"/></text:p>
      <text:p text:style-name="P28"><text:span text:style-name="T121"/></text:p>
      <text:p text:style-name="P29"><text:span text:style-name="T121"/></text:p>
      <text:p text:style-name="P30"><text:span text:style-name="T122">Elaborado Por:</text:span></text:p>
      <text:p text:style-name="P30"><text:span text:style-name="T123"/></text:p>
      <text:p text:style-name="P30"><text:span text:style-name="T123"/></text:p>
      <text:p text:style-name="P31"><text:span text:style-name="T124"><text:s text:c="4"/></text:span><text:span text:style-name="T125">_Cesar Augusto Figueroa Bayona<text:s text:c="2"/></text:span><text:span text:style-name="T126"><text:s text:c="18"/></text:span></text:p>
      <text:p text:style-name="P31"><text:span text:style-name="T126">Investigador en Tecnologías<text:s text:c="34"/></text:span></text:p>
      <text:p text:style-name="P32"><text:span text:style-name="T126">Aprobado Por:<text:tab/></text:span></text:p>
      <text:p text:style-name="P33"><text:span text:style-name="T127"/></text:p>
      <text:p text:style-name="P33"><text:span text:style-name="T127"/></text:p>
      <text:p text:style-name="P33"><text:span text:style-name="T128"><text:s text:c="9"/>______________________________</text:span></text:p>
      <text:p text:style-name="P34"><text:span text:style-name="T128">Director Infraestructura Tecnológic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